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f3ed" officeooo:paragraph-rsid="001af3ed"/>
    </style:style>
    <style:style style:name="P2" style:family="paragraph" style:parent-style-name="Standard">
      <style:text-properties style:text-outline="false" style:text-line-through-style="none" style:text-line-through-type="none" style:font-name="Liberation Sans1" fo:font-size="14pt" fo:font-style="normal" fo:text-shadow="none" style:text-underline-style="none" fo:font-weight="normal" officeooo:rsid="001af3ed" officeooo:paragraph-rsid="001af3ed" style:font-size-asian="14pt" style:font-style-asian="normal" style:font-weight-asian="normal" style:text-emphasize="none"/>
    </style:style>
    <style:style style:name="P3" style:family="paragraph" style:parent-style-name="Standard">
      <style:text-properties style:text-outline="false" style:text-line-through-style="none" style:text-line-through-type="none" style:font-name="Liberation Sans1" fo:font-size="14pt" fo:font-style="normal" fo:text-shadow="none" style:text-underline-style="none" fo:font-weight="normal" officeooo:rsid="0021176b" officeooo:paragraph-rsid="0021176b" style:font-size-asian="14pt" style:font-style-asian="normal" style:font-weight-asian="normal" style:text-emphasize="none"/>
    </style:style>
    <style:style style:name="P4" style:family="paragraph" style:parent-style-name="Standard">
      <style:text-properties style:text-outline="false" style:text-line-through-style="none" style:text-line-through-type="none" style:font-name="Liberation Sans1" fo:font-size="14pt" fo:font-style="normal" fo:text-shadow="none" style:text-underline-style="none" fo:font-weight="normal" officeooo:rsid="0021176b" officeooo:paragraph-rsid="0023c29f" style:font-size-asian="14pt" style:font-style-asian="normal" style:font-weight-asian="normal" style:text-emphasize="none"/>
    </style:style>
    <style:style style:name="P5" style:family="paragraph" style:parent-style-name="Standard">
      <style:text-properties officeooo:rsid="001b2f7f" officeooo:paragraph-rsid="001b2f7f"/>
    </style:style>
    <style:style style:name="P6" style:family="paragraph" style:parent-style-name="Standard">
      <style:text-properties officeooo:rsid="001b2f7f" officeooo:paragraph-rsid="0044bb53"/>
    </style:style>
    <style:style style:name="P7" style:family="paragraph" style:parent-style-name="Standard">
      <style:text-properties officeooo:rsid="001b2f7f" officeooo:paragraph-rsid="0047ab1d"/>
    </style:style>
    <style:style style:name="P8" style:family="paragraph" style:parent-style-name="Standard">
      <style:text-properties officeooo:rsid="001b2f7f" officeooo:paragraph-rsid="004a20de"/>
    </style:style>
    <style:style style:name="P9" style:family="paragraph" style:parent-style-name="Standard">
      <style:text-properties officeooo:rsid="0021176b" officeooo:paragraph-rsid="0021176b"/>
    </style:style>
    <style:style style:name="P10" style:family="paragraph" style:parent-style-name="Standard">
      <style:text-properties officeooo:rsid="0021176b" officeooo:paragraph-rsid="0023c29f"/>
    </style:style>
    <style:style style:name="P11" style:family="paragraph" style:parent-style-name="Standard">
      <style:text-properties officeooo:rsid="0021176b" officeooo:paragraph-rsid="00295167"/>
    </style:style>
    <style:style style:name="P12" style:family="paragraph" style:parent-style-name="Standard">
      <style:text-properties officeooo:rsid="0021176b" officeooo:paragraph-rsid="0044bb53"/>
    </style:style>
    <style:style style:name="P13" style:family="paragraph" style:parent-style-name="Standard">
      <style:text-properties officeooo:rsid="0021176b" officeooo:paragraph-rsid="0047ab1d"/>
    </style:style>
    <style:style style:name="P14" style:family="paragraph" style:parent-style-name="Standard">
      <style:text-properties officeooo:rsid="0021176b" officeooo:paragraph-rsid="004a20de"/>
    </style:style>
    <style:style style:name="P15" style:family="paragraph" style:parent-style-name="Standard">
      <style:text-properties officeooo:rsid="001b90b9" officeooo:paragraph-rsid="001b90b9"/>
    </style:style>
    <style:style style:name="P16" style:family="paragraph" style:parent-style-name="Standard">
      <style:text-properties officeooo:rsid="001b90b9" officeooo:paragraph-rsid="0044bb53"/>
    </style:style>
    <style:style style:name="P17" style:family="paragraph" style:parent-style-name="Standard">
      <style:text-properties officeooo:rsid="001b90b9" officeooo:paragraph-rsid="0047ab1d"/>
    </style:style>
    <style:style style:name="P18" style:family="paragraph" style:parent-style-name="Standard">
      <style:text-properties officeooo:rsid="001b90b9" officeooo:paragraph-rsid="004a20de"/>
    </style:style>
    <style:style style:name="P19" style:family="paragraph" style:parent-style-name="Standard">
      <style:text-properties officeooo:rsid="0034c9de" officeooo:paragraph-rsid="0034c9de"/>
    </style:style>
    <style:style style:name="P20" style:family="paragraph" style:parent-style-name="Standard">
      <style:text-properties officeooo:rsid="0034c9de" officeooo:paragraph-rsid="0044bb53"/>
    </style:style>
    <style:style style:name="P21" style:family="paragraph" style:parent-style-name="Standard">
      <style:text-properties officeooo:rsid="0034c9de" officeooo:paragraph-rsid="0047ab1d"/>
    </style:style>
    <style:style style:name="P22" style:family="paragraph" style:parent-style-name="Standard">
      <style:text-properties officeooo:rsid="0034c9de" officeooo:paragraph-rsid="004a20de"/>
    </style:style>
    <style:style style:name="P23" style:family="paragraph" style:parent-style-name="Standard">
      <style:text-properties officeooo:rsid="00378991" officeooo:paragraph-rsid="00378991"/>
    </style:style>
    <style:style style:name="P24" style:family="paragraph" style:parent-style-name="Standard">
      <style:text-properties officeooo:rsid="00378991" officeooo:paragraph-rsid="0044bb53"/>
    </style:style>
    <style:style style:name="P25" style:family="paragraph" style:parent-style-name="Standard">
      <style:text-properties officeooo:rsid="00378991" officeooo:paragraph-rsid="0047ab1d"/>
    </style:style>
    <style:style style:name="P26" style:family="paragraph" style:parent-style-name="Standard">
      <style:text-properties officeooo:rsid="00378991" officeooo:paragraph-rsid="004a20de"/>
    </style:style>
    <style:style style:name="P27" style:family="paragraph" style:parent-style-name="Standard">
      <style:text-properties officeooo:rsid="003a1dce" officeooo:paragraph-rsid="003a1dce"/>
    </style:style>
    <style:style style:name="P28" style:family="paragraph" style:parent-style-name="Standard">
      <style:text-properties officeooo:rsid="003a1dce" officeooo:paragraph-rsid="0044bb53"/>
    </style:style>
    <style:style style:name="P29" style:family="paragraph" style:parent-style-name="Standard">
      <style:text-properties officeooo:rsid="003a1dce" officeooo:paragraph-rsid="0047ab1d"/>
    </style:style>
    <style:style style:name="P30" style:family="paragraph" style:parent-style-name="Standard">
      <style:text-properties officeooo:rsid="003a1dce" officeooo:paragraph-rsid="004a20de"/>
    </style:style>
    <style:style style:name="P31" style:family="paragraph" style:parent-style-name="Standard">
      <style:text-properties officeooo:rsid="003d5b97" officeooo:paragraph-rsid="003d5b97"/>
    </style:style>
    <style:style style:name="P32" style:family="paragraph" style:parent-style-name="Standard">
      <style:text-properties officeooo:rsid="003d5b97" officeooo:paragraph-rsid="0044bb53"/>
    </style:style>
    <style:style style:name="P33" style:family="paragraph" style:parent-style-name="Standard">
      <style:text-properties officeooo:rsid="003d5b97" officeooo:paragraph-rsid="0047ab1d"/>
    </style:style>
    <style:style style:name="P34" style:family="paragraph" style:parent-style-name="Standard">
      <style:text-properties officeooo:rsid="003d5b97" officeooo:paragraph-rsid="004a20de"/>
    </style:style>
    <style:style style:name="P35" style:family="paragraph" style:parent-style-name="Standard">
      <style:text-properties officeooo:rsid="003ff9b0" officeooo:paragraph-rsid="003ff9b0"/>
    </style:style>
    <style:style style:name="P36" style:family="paragraph" style:parent-style-name="Standard">
      <style:text-properties officeooo:rsid="003ff9b0" officeooo:paragraph-rsid="0044bb53"/>
    </style:style>
    <style:style style:name="P37" style:family="paragraph" style:parent-style-name="Standard">
      <style:text-properties officeooo:rsid="003ff9b0" officeooo:paragraph-rsid="0047ab1d"/>
    </style:style>
    <style:style style:name="P38" style:family="paragraph" style:parent-style-name="Standard">
      <style:text-properties officeooo:rsid="003ff9b0" officeooo:paragraph-rsid="004a20de"/>
    </style:style>
    <style:style style:name="P39" style:family="paragraph" style:parent-style-name="Standard">
      <style:text-properties style:text-outline="false" style:text-line-through-style="none" style:text-line-through-type="none" style:font-name="Liberation Sans1" fo:font-size="14pt" fo:font-style="normal" fo:text-shadow="none" style:text-underline-style="none" fo:font-weight="normal" officeooo:rsid="0021176b" officeooo:paragraph-rsid="00295167" style:font-size-asian="14pt" style:font-style-asian="normal" style:font-weight-asian="normal" style:text-emphasize="none"/>
    </style:style>
    <style:style style:name="P40" style:family="paragraph" style:parent-style-name="Standard">
      <style:text-properties style:text-outline="false" style:text-line-through-style="none" style:text-line-through-type="none" style:font-name="Liberation Sans1" fo:font-size="14pt" fo:font-style="normal" fo:text-shadow="none" style:text-underline-style="none" fo:font-weight="normal" officeooo:rsid="0021176b" officeooo:paragraph-rsid="004a20de" style:font-size-asian="14pt" style:font-style-asian="normal" style:font-weight-asian="normal" style:text-emphasize="none"/>
    </style:style>
    <style:style style:name="P41" style:family="paragraph" style:parent-style-name="Standard">
      <style:text-properties officeooo:rsid="001b90b9" officeooo:paragraph-rsid="001b90b9"/>
    </style:style>
    <style:style style:name="P42" style:family="paragraph" style:parent-style-name="Standard">
      <style:text-properties officeooo:rsid="003a1dce" officeooo:paragraph-rsid="003a1dce"/>
    </style:style>
    <style:style style:name="P43" style:family="paragraph" style:parent-style-name="Standard">
      <style:text-properties officeooo:rsid="003a1dce" officeooo:paragraph-rsid="004a20de"/>
    </style:style>
    <style:style style:name="P44" style:family="paragraph" style:parent-style-name="Standard">
      <style:text-properties officeooo:rsid="003a1dce" officeooo:paragraph-rsid="0047ab1d"/>
    </style:style>
    <style:style style:name="P45" style:family="paragraph" style:parent-style-name="Standard">
      <style:text-properties officeooo:rsid="003a1dce" officeooo:paragraph-rsid="0044bb53"/>
    </style:style>
    <style:style style:name="P46" style:family="paragraph" style:parent-style-name="Standard">
      <style:text-properties officeooo:rsid="004f8703" officeooo:paragraph-rsid="004f8703"/>
    </style:style>
    <style:style style:name="P47" style:family="paragraph" style:parent-style-name="Standard">
      <style:text-properties officeooo:rsid="0050913b" officeooo:paragraph-rsid="0050913b"/>
    </style:style>
    <style:style style:name="P48" style:family="paragraph" style:parent-style-name="Standard">
      <style:text-properties officeooo:rsid="0050913b" officeooo:paragraph-rsid="005263ed"/>
    </style:style>
    <style:style style:name="P49" style:family="paragraph" style:parent-style-name="Standard">
      <style:text-properties officeooo:rsid="001ee429" officeooo:paragraph-rsid="0044bb53"/>
    </style:style>
    <style:style style:name="P50" style:family="paragraph" style:parent-style-name="Standard">
      <style:text-properties officeooo:rsid="001ee429" officeooo:paragraph-rsid="0047ab1d"/>
    </style:style>
    <style:style style:name="P51" style:family="paragraph" style:parent-style-name="Standard">
      <style:text-properties officeooo:rsid="001ee429" officeooo:paragraph-rsid="004a20de"/>
    </style:style>
    <style:style style:name="P52" style:family="paragraph" style:parent-style-name="Standard">
      <style:text-properties officeooo:rsid="00544beb" officeooo:paragraph-rsid="00544beb"/>
    </style:style>
    <style:style style:name="P53" style:family="paragraph" style:parent-style-name="Standard">
      <style:text-properties officeooo:rsid="0055bed9" officeooo:paragraph-rsid="0055bed9"/>
    </style:style>
    <style:style style:name="P54" style:family="paragraph" style:parent-style-name="Standard">
      <style:text-properties officeooo:rsid="0055e9f1" officeooo:paragraph-rsid="0055e9f1"/>
    </style:style>
    <style:style style:name="T1" style:family="text">
      <style:text-properties officeooo:rsid="001b90b9"/>
    </style:style>
    <style:style style:name="T2" style:family="text">
      <style:text-properties officeooo:rsid="00353200"/>
    </style:style>
    <style:style style:name="T3" style:family="text">
      <style:text-properties officeooo:rsid="003537ae"/>
    </style:style>
    <style:style style:name="T4" style:family="text">
      <style:text-properties officeooo:rsid="00364ed0"/>
    </style:style>
    <style:style style:name="T5" style:family="text">
      <style:text-properties officeooo:rsid="0037e218"/>
    </style:style>
    <style:style style:name="T6" style:family="text">
      <style:text-properties officeooo:rsid="003a6f5a"/>
    </style:style>
    <style:style style:name="T7" style:family="text">
      <style:text-properties officeooo:rsid="003cccd8"/>
    </style:style>
    <style:style style:name="T8" style:family="text">
      <style:text-properties officeooo:rsid="00415c89"/>
    </style:style>
    <style:style style:name="T9" style:family="text">
      <style:text-properties officeooo:rsid="0043723f"/>
    </style:style>
    <style:style style:name="T10" style:family="text">
      <style:text-properties officeooo:rsid="0046474f"/>
    </style:style>
    <style:style style:name="T11" style:family="text">
      <style:text-properties officeooo:rsid="004a144e"/>
    </style:style>
    <style:style style:name="T12" style:family="text">
      <style:text-properties officeooo:rsid="004f8703"/>
    </style:style>
    <style:style style:name="T13" style:family="text">
      <style:text-properties officeooo:rsid="0052471f"/>
    </style:style>
    <style:style style:name="T14" style:family="text">
      <style:text-properties officeooo:rsid="00544beb"/>
    </style:style>
    <style:style style:name="T15" style:family="text">
      <style:text-properties officeooo:rsid="0055bed9"/>
    </style:style>
    <style:style style:name="T16" style:family="text">
      <style:text-properties officeooo:rsid="0055e9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севдокод тестов:</text:p>
      <text:p text:style-name="P1"/>
      <text:p text:style-name="P1">Так как количественные признаки у некоторых тестов одинаковые, то решил поде<text:span text:style-name="T3">л</text:span>ить их на группы и для каждой сделать псевдокод:</text:p>
      <text:p text:style-name="P1"/>
      <text:p text:style-name="P1">1 группа: около 1 млн.</text:p>
      <text:p text:style-name="P2">l1_cache_miss</text:p>
      <text:p text:style-name="P2">llc_cache_miss</text:p>
      <text:p text:style-name="P2">ib_rcv_data_mpi</text:p>
      <text:p text:style-name="P2">ib_rcv_pckts_mpi</text:p>
      <text:p text:style-name="P2">ib_xmit_data_mpi</text:p>
      <text:p text:style-name="P2">ib_xmit_pckts_mpi</text:p>
      <text:p text:style-name="P2">ib_rcv_data_fs</text:p>
      <text:p text:style-name="P2">ib_rcv_pckts_fs</text:p>
      <text:p text:style-name="P2">ib_xmit_data_fs</text:p>
      <text:p text:style-name="P2">ib_xmit_pckts_fs</text:p>
      <text:p text:style-name="P1"/>
      <text:p text:style-name="P5">N — длина <text:s/>последовательности, <text:span text:style-name="T1">например 10, 100(думаю начать со 10)</text:span></text:p>
      <text:p text:style-name="P15">eps — некоторый <text:s text:c="2"/>промежуток(диапазон), необязательно маленький( например 500000)</text:p>
      <text:p text:style-name="P19">m — <text:span text:style-name="T2">кол-во <text:s/>сдвигов, для каждого теста, например (10 раз)</text:span></text:p>
      <text:p text:style-name="P23">A — <text:span text:style-name="T5">массив значений</text:span></text:p>
      <text:p text:style-name="P35">TS — временной ряд<text:span text:style-name="T13">(Результат)</text:span></text:p>
      <text:p text:style-name="P19">//<text:span text:style-name="T2">Генерация случайной последовательности для каждой характеристики из первой группы, //формирование массива A</text:span></text:p>
      <text:p text:style-name="P5">for( int i = 0; i &lt; N; <text:span text:style-name="T1">i++) {</text:span></text:p>
      <text:p text:style-name="P5"><text:tab/><text:span text:style-name="T4">number = генерировать_случайное_число_в диапозоне_(|1000000 — eps|)</text:span></text:p>
      <text:p text:style-name="P5"><text:tab/><text:span text:style-name="T5">A.добавить_число_в_массив(number)</text:span></text:p>
      <text:p text:style-name="P15">}</text:p>
      <text:p text:style-name="P15">// <text:span text:style-name="T6">Формирование временного ряда(синтетического), путем сдвига N значений на некоторую константу, которая с каждой итерацией возрастает( на фиксированное значение)</text:span></text:p>
      <text:p text:style-name="P31">current_shifting — текущее значение сдига</text:p>
      <text:p text:style-name="P27">Повторять m раз <text:span text:style-name="T12">{</text:span></text:p>
      <text:p text:style-name="P27"><text:tab/><text:span text:style-name="T7">shift = current_shifting // текущий сдвиг</text:span></text:p>
      <text:p text:style-name="P27"><text:tab/><text:span text:style-name="T8">A.make_shift(shift) // сдвиг всех элементов массива A</text:span></text:p>
      <text:p text:style-name="P27"><text:tab/><text:span text:style-name="T8">TS.add(A) // добавить массив A в массив TS</text:span></text:p>
      <text:p text:style-name="P27"><text:tab/><text:span text:style-name="T9">current_shifting += temp // увеличение сдвига(определяется пользователем)</text:span></text:p>
      <text:p text:style-name="P46">}</text:p>
      <text:p text:style-name="P47"/>
      <text:p text:style-name="P47">возврат TS</text:p>
      <text:p text:style-name="P47"/>
      <text:p text:style-name="P9">Исходный период должен быть равен 100, так как N = 100</text:p>
      <text:p text:style-name="P9"/>
      <text:p text:style-name="P9"/>
      <text:p text:style-name="P9"/>
      <text:p text:style-name="P3">cpu_user</text:p>
      <text:p text:style-name="P3">loadavg</text:p>
      <text:p text:style-name="P3">gpu_load</text:p>
      <text:p text:style-name="P9"/>
      <text:p text:style-name="P6">N — длина <text:s/>последовательности, <text:span text:style-name="T1">например 10, 100(думаю начать со 10)</text:span></text:p>
      <text:p text:style-name="P16">eps — некоторый <text:s text:c="2"/>промежуток / диапазон, <text:span text:style-name="T10">например 5</text:span></text:p>
      <text:p text:style-name="P20"><text:soft-page-break/>m — <text:span text:style-name="T2">кол-во <text:s/>сдвигов, для каждого теста</text:span></text:p>
      <text:p text:style-name="P24">A — <text:span text:style-name="T5">массив значений</text:span></text:p>
      <text:p text:style-name="P36">TS — временной ряд</text:p>
      <text:p text:style-name="P20">//<text:span text:style-name="T2">Генерация случайной последовательности для каждой характеристики из первой группы, //формирование массива A</text:span></text:p>
      <text:p text:style-name="P6">for( int i = 0; i &lt; N; <text:span text:style-name="T1">i++) {</text:span></text:p>
      <text:p text:style-name="P6"><text:tab/><text:span text:style-name="T4">number = генерировать_случайное_число_в диапозоне_(|50 — eps|)</text:span></text:p>
      <text:p text:style-name="P6"><text:tab/><text:span text:style-name="T5">A.добавить_число_в_массив(number)</text:span></text:p>
      <text:p text:style-name="P16">}</text:p>
      <text:p text:style-name="P16">// <text:span text:style-name="T6">Формирование временного ряда(синтетического), путем сдвига N значений на некоторую константу, которая с каждой итерацией возрастает( на фиксированное значение)</text:span></text:p>
      <text:p text:style-name="P32">current_shifting — текущее значение сдига</text:p>
      <text:p text:style-name="P28">Повторять m раз <text:span text:style-name="T16">{</text:span></text:p>
      <text:p text:style-name="P28"><text:tab/><text:span text:style-name="T7">shift = current_shifting // текущий сдвиг</text:span></text:p>
      <text:p text:style-name="P28"><text:tab/><text:span text:style-name="T8">A.make_shift(shift) // сдвиг всех элементов массива A</text:span></text:p>
      <text:p text:style-name="P28"><text:tab/><text:span text:style-name="T8">TS.add(A) // добавить массив A в массив TS</text:span></text:p>
      <text:p text:style-name="P28"><text:tab/><text:span text:style-name="T9">current_shifting += temp // увеличение сдвига(определяется пользователем)</text:span></text:p>
      <text:p text:style-name="P54">}</text:p>
      <text:p text:style-name="P49"/>
      <text:p text:style-name="P48">возврат TS</text:p>
      <text:p text:style-name="P12">Исходный период должен быть равен 100, так как N = 100</text:p>
      <text:p text:style-name="P10"/>
      <text:p text:style-name="P10"/>
      <text:p text:style-name="P10"/>
      <text:p text:style-name="P4">mem_store</text:p>
      <text:p text:style-name="P10"/>
      <text:p text:style-name="P7">N — длина <text:s/>последовательности, <text:span text:style-name="T1">например 10, 100(думаю начать со 10)</text:span></text:p>
      <text:p text:style-name="P17">eps — некоторый <text:s text:c="2"/>промежуток / диапазон, <text:span text:style-name="T11">например 5000000</text:span></text:p>
      <text:p text:style-name="P21">m — <text:span text:style-name="T2">кол-во <text:s/>сдвигов, для каждого теста</text:span></text:p>
      <text:p text:style-name="P25">A — <text:span text:style-name="T5">массив значений</text:span></text:p>
      <text:p text:style-name="P37">TS — временной ряд</text:p>
      <text:p text:style-name="P21">//<text:span text:style-name="T2">Генерация случайной последовательности для каждой характеристики из первой группы, //формирование массива A</text:span></text:p>
      <text:p text:style-name="P7">for( int i = 0; i &lt; N; <text:span text:style-name="T1">i++) {</text:span></text:p>
      <text:p text:style-name="P7"><text:tab/><text:span text:style-name="T4">number = генерировать_случайное_число_в диапозоне_(|500000000 — eps|)</text:span></text:p>
      <text:p text:style-name="P7"><text:tab/><text:span text:style-name="T5">A.добавить_число_в_массив(number)</text:span></text:p>
      <text:p text:style-name="P17">}</text:p>
      <text:p text:style-name="P17">// <text:span text:style-name="T6">Формирование временного ряда(синтетического), путем сдвига N значений на некоторую константу, которая с каждой итерацией возрастает( на фиксированное значение)</text:span></text:p>
      <text:p text:style-name="P33">current_shifting — текущее значение сдига</text:p>
      <text:p text:style-name="P29">Повторять m раз <text:span text:style-name="T15">{</text:span></text:p>
      <text:p text:style-name="P29"><text:tab/><text:span text:style-name="T7">shift = current_shifting // текущий сдвиг</text:span></text:p>
      <text:p text:style-name="P29"><text:tab/><text:span text:style-name="T8">A.make_shift(shift) // сдвиг всех элементов массива A</text:span></text:p>
      <text:p text:style-name="P29"><text:tab/><text:span text:style-name="T8">TS.add(A) // добавить массив A в массив TS</text:span></text:p>
      <text:p text:style-name="P29"><text:tab/><text:span text:style-name="T9">current_shifting += temp // увеличение сдвига(определяется пользователем)</text:span></text:p>
      <text:p text:style-name="P53">}</text:p>
      <text:p text:style-name="P50"/>
      <text:p text:style-name="P48">возврат TS</text:p>
      <text:p text:style-name="P13">Исходный период должен быть равен 100, так как N = 100</text:p>
      <text:p text:style-name="P11"/>
      <text:p text:style-name="P39">cpu_nice</text:p>
      <text:p text:style-name="P39"/>
      <text:p text:style-name="P8"><text:soft-page-break/>N — длина <text:s/>последовательности, <text:span text:style-name="T1">например 10, 100(думаю начать со 10)</text:span></text:p>
      <text:p text:style-name="P18">eps — некоторый <text:s text:c="2"/>промежуток(диапазон)</text:p>
      <text:p text:style-name="P22">m — <text:span text:style-name="T2">кол-во <text:s/>сдвигов, для каждого теста</text:span></text:p>
      <text:p text:style-name="P26">A — <text:span text:style-name="T5">массив значений</text:span></text:p>
      <text:p text:style-name="P38">TS — временной ряд</text:p>
      <text:p text:style-name="P22">//<text:span text:style-name="T2">Генерация случайной последовательности для каждой характеристики из первой группы, //формирование массива A</text:span></text:p>
      <text:p text:style-name="P8">for( int i = 0; i &lt; N; <text:span text:style-name="T1">i++) {</text:span></text:p>
      <text:p text:style-name="P8"><text:tab/><text:span text:style-name="T4">number = генерировать_случайное_число_в диапозоне_(0..1)</text:span></text:p>
      <text:p text:style-name="P8"><text:tab/><text:span text:style-name="T5">A.добавить_число_в_массив(number)</text:span></text:p>
      <text:p text:style-name="P18">}</text:p>
      <text:p text:style-name="P18">// <text:span text:style-name="T6">Формирование временного ряда(синтетического), путем сдвига N значений на некоторую константу, которая с каждой итерацией возрастает( на фиксированное значение)</text:span></text:p>
      <text:p text:style-name="P34">current_shifting — текущее значение сдига</text:p>
      <text:p text:style-name="P30">Повторять m раз <text:span text:style-name="T14">{</text:span></text:p>
      <text:p text:style-name="P30"><text:tab/><text:span text:style-name="T7">shift = current_shifting // текущий сдвиг</text:span></text:p>
      <text:p text:style-name="P30"><text:tab/><text:span text:style-name="T8">A.make_shift(shift) // сдвиг всех элементов массива A</text:span></text:p>
      <text:p text:style-name="P30"><text:tab/><text:span text:style-name="T8">TS.add(A) // добавить массив A в массив TS</text:span></text:p>
      <text:p text:style-name="P30"><text:tab/><text:span text:style-name="T9">current_shifting += temp // увеличение сдвига(определяется пользователем)</text:span></text:p>
      <text:p text:style-name="P52">}</text:p>
      <text:p text:style-name="P51"/>
      <text:p text:style-name="P48">возврат TS</text:p>
      <text:p text:style-name="P14">Исходный период должен быть равен 100, так как N = 100</text:p>
      <text:p text:style-name="P4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17:20:42.638710530</meta:creation-date>
    <dc:date>2020-12-03T15:42:58.341363356</dc:date>
    <meta:editing-duration>PT2H43M33S</meta:editing-duration>
    <meta:editing-cycles>59</meta:editing-cycles>
    <meta:generator>LibreOffice/6.0.7.3$Linux_X86_64 LibreOffice_project/00m0$Build-3</meta:generator>
    <meta:document-statistic meta:table-count="0" meta:image-count="0" meta:object-count="0" meta:page-count="3" meta:paragraph-count="98" meta:word-count="543" meta:character-count="4122" meta:non-whitespace-character-count="3610"/>
  </office:meta>
</office:document-meta>
</file>